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 style:list-style-name="WW8Num2">
      <style:text-properties style:font-name="Arial" fo:font-size="10pt" fo:background-color="#ffff00" style:font-size-asian="10pt" style:font-name-complex="Arial" style:font-size-complex="10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Arial" fo:font-size="10pt" fo:background-color="#ffff00" style:font-size-asian="10pt" style:font-name-complex="Arial" style:font-size-complex="10pt"/>
    </style:style>
    <style:style style:name="P9" style:family="paragraph" style:parent-style-name="Standard">
      <style:paragraph-properties fo:margin-left="0.635cm" fo:margin-right="0cm" fo:text-indent="0.614cm" style:auto-text-indent="false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margin-left="0.635cm" fo:margin-right="0cm" fo:text-indent="0.614cm" style:auto-text-indent="false"/>
      <style:text-properties style:font-name="Arial" fo:font-size="10pt" fo:font-weight="bold" fo:background-color="#ffff00" style:font-size-asian="10pt" style:font-weight-asian="bold" style:font-name-complex="Arial" style:font-size-complex="10pt"/>
    </style:style>
    <style:style style:name="P13" style:family="paragraph" style:parent-style-name="Standard">
      <style:paragraph-properties fo:margin-left="0.635cm" fo:margin-right="0cm" fo:text-indent="0cm" style:auto-text-indent="false"/>
      <style:text-properties style:font-name="Arial" fo:font-size="10pt" fo:background-color="#ffff00" style:font-size-asian="10pt" style:font-name-complex="Arial" style:font-size-complex="10pt"/>
    </style:style>
    <style:style style:name="P14" style:family="paragraph" style:parent-style-name="Standard" style:list-style-name="WW8Num2"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left="0.635cm" fo:margin-right="0cm" fo:text-indent="0.614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 style:list-style-name="WW8Num2"/>
    <style:style style:name="P17" style:family="paragraph" style:parent-style-name="Standard">
      <style:text-properties style:font-name="Arial" fo:font-size="10pt" fo:background-color="#00ffff" style:font-size-asian="10pt" style:font-name-complex="Arial" style:font-size-complex="10pt"/>
    </style:style>
    <style:style style:name="P18" style:family="paragraph" style:parent-style-name="Standard">
      <style:paragraph-properties fo:margin-left="0.635cm" fo:margin-right="0cm" fo:text-indent="0.614cm" style:auto-text-indent="false"/>
      <style:text-properties style:font-name="Arial" fo:font-size="10pt" fo:font-weight="bold" fo:background-color="#00ffff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style:font-name="Arial" fo:font-size="10pt" fo:background-color="#00ffff" style:font-size-asian="10pt" style:font-name-complex="Arial" style:font-size-complex="10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21" style:family="paragraph" style:parent-style-name="Standard" style:list-style-name="WW8Num2">
      <style:text-properties style:font-name="Arial" fo:font-size="10pt" fo:background-color="#00ffff" style:font-size-asian="10pt" style:font-name-complex="Arial" style:font-size-complex="10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style:font-name="Arial" fo:font-size="10pt" fo:background-color="#00ffff" style:font-size-asian="10pt" style:font-name-complex="Arial" style:font-size-complex="10pt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color="#ff0000"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Arial" fo:font-style="italic" fo:font-weight="bold" style:font-style-asian="italic" style:font-weight-asian="bold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italic" fo:font-weight="bold" style:font-style-asian="italic" style:font-weight-asian="bold" style:font-name-complex="Arial"/>
    </style:style>
    <style:style style:name="P26" style:family="paragraph" style:parent-style-name="Standard" style:list-style-name="WW8Num3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 style:list-style-name="WW8Num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2" style:family="paragraph" style:parent-style-name="Standard">
      <style:text-properties style:font-name="Arial" fo:font-size="10pt" fo:language="es" fo:country="ES" style:font-size-asian="10pt" style:font-name-complex="Arial" style:font-size-complex="10pt"/>
    </style:style>
    <style:style style:name="P33" style:family="paragraph" style:parent-style-name="Standard">
      <style:text-properties fo:font-size="10pt" fo:language="es" fo:country="ES" style:font-size-asian="10pt" style:font-size-complex="10pt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4" style:family="text">
      <style:text-properties style:font-name="Arial" fo:font-size="10pt" fo:font-weight="bold" fo:background-color="#ffff00" style:font-size-asian="10pt" style:font-weight-asian="bold" style:font-name-complex="Arial" style:font-size-complex="10pt"/>
    </style:style>
    <style:style style:name="T5" style:family="text">
      <style:text-properties style:font-name="Arial" fo:font-size="10pt" fo:background-color="#ffff00" style:font-size-asian="10pt" style:font-name-complex="Arial" style:font-size-complex="10pt"/>
    </style:style>
    <style:style style:name="T6" style:family="text">
      <style:text-properties style:font-name="Arial" fo:font-size="10pt" fo:background-color="#00ffff" style:font-size-asian="10pt" style:font-name-complex="Arial" style:font-size-complex="10pt"/>
    </style:style>
    <style:style style:name="T7" style:family="text">
      <style:text-properties style:font-name="Arial" fo:font-size="10pt" fo:font-weight="bold" fo:background-color="#00ffff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ory Point</text:span><text:span text:style-name="T2">: 1 programador ideal, trabajando </text:span><text:span text:style-name="T3">10</text:span><text:span text:style-name="T2"> hs por semana.</text:span></text:p>
      <text:p text:style-name="P2"><text:span text:style-name="T1">Velocidad de grupo: </text:span><text:span text:style-name="T2">2,25 story points</text:span></text:p>
      <text:p text:style-name="P3"/>
      <text:p text:style-name="P4">Historias</text:p>
      <text:p text:style-name="P5"/>
      <text:p text:style-name="P6"/>
      <text:list text:style-name="WW8Num2">
        <text:list-item>
          <text:p text:style-name="P7">El sistema deberá registrar los datos personales de los socios del club, al menos los siguientes: nombre, apellido, DNI, fecha de nacimiento, edad al momento de la afiliación y número de socio. También deberá permitir modificar los datos y dar de baja socios.</text:p>
        </text:list-item>
      </text:list>
      <text:p text:style-name="P8">Los socios pueden estar categorizados como menores (hasta los 13 años incluido), cadetes (entre 14 y 20 inclusive), mayores desde 21 años en adelante o vitalicios (que es una categoría de socio especial independiente de la edad y que sólo se da de baja al socio en caso de muerte).</text:p>
      <text:p text:style-name="P8">Cada socio tiene asignado una zona, y cada zona tiene asignada un cobrador.</text:p>
      <text:p text:style-name="P6"/>
      <text:p text:style-name="P9"><text:span text:style-name="T4">Estimación Cliente</text:span><text:span text:style-name="T5">: Alta. </text:span></text:p>
      <text:p text:style-name="P8"/>
      <text:p text:style-name="P9"><text:span text:style-name="T4">Riesgo</text:span><text:span text:style-name="T5">: Medio. </text:span></text:p>
      <text:p text:style-name="P10"/>
      <text:p text:style-name="P11"><text:span text:style-name="T4">Story Points</text:span><text:span text:style-name="T5">: 2</text:span></text:p>
      <text:p text:style-name="P10"/>
      <text:list text:style-name="WW8Num2" text:continue-numbering="true">
        <text:list-item>
          <text:p text:style-name="P7">El sistema deberá correr bajo entorno Windows WP o 98.</text:p>
        </text:list-item>
      </text:list>
      <text:p text:style-name="P12"/>
      <text:p text:style-name="P9"><text:span text:style-name="T4">Estimación Cliente</text:span><text:span text:style-name="T5">: Alta</text:span></text:p>
      <text:p text:style-name="P12"/>
      <text:p text:style-name="P11"><text:span text:style-name="T4">Riesgo</text:span><text:span text:style-name="T5">: Bajo</text:span></text:p>
      <text:p text:style-name="P8"/>
      <text:p text:style-name="P11"><text:span text:style-name="T4">Story Points</text:span><text:span text:style-name="T5">: 1/4</text:span></text:p>
      <text:p text:style-name="P6"/>
      <text:list text:style-name="WW8Num2" text:continue-numbering="true">
        <text:list-item>
          <text:p text:style-name="P7">El sistema deberá permitir armar grupos familiares conformados por un titular y familiares. Cada grupo familiar tiene asignado una zona. El titular debe ser mayor de 21 años. Puede haber solo dos mayores en el grupo familiar.</text:p>
        </text:list-item>
      </text:list>
      <text:p text:style-name="P13"/>
      <text:p text:style-name="P9"><text:span text:style-name="T4">Estimación Cliente</text:span><text:span text:style-name="T5">: Alta</text:span></text:p>
      <text:p text:style-name="P12"/>
      <text:p text:style-name="P11"><text:span text:style-name="T4">Riesgo</text:span><text:span text:style-name="T5">: Medio</text:span></text:p>
      <text:p text:style-name="P8"/>
      <text:p text:style-name="P11"><text:span text:style-name="T4">Story Points</text:span><text:span text:style-name="T5">: 1,5</text:span></text:p>
      <text:p text:style-name="P5"/>
      <text:p text:style-name="P5"/>
      <text:list text:style-name="WW8Num2" text:continue-numbering="true">
        <text:list-item>
          <text:p text:style-name="P14">Los cambios de categorías de socios deberán ser automáticos. Cuando un hijo alcance la mayoría de edad debe ser quitado del grupo familiar automáticamente y se le debe dar de alta como socio en la categoría correspondiente.</text:p>
        </text:list-item>
      </text:list>
      <text:p text:style-name="P6"/>
      <text:p text:style-name="P9"><text:span text:style-name="T1">Estimación Cliente</text:span><text:span text:style-name="T2">: Medio</text:span></text:p>
      <text:p text:style-name="P15"/>
      <text:p text:style-name="P11"><text:span text:style-name="T1">Riesgo</text:span><text:span text:style-name="T2">: Alto</text:span></text:p>
      <text:p text:style-name="P10"/>
      <text:p text:style-name="P11"><text:span text:style-name="T1">Story Points</text:span><text:span text:style-name="T2">: 1</text:span></text:p>
      <text:p text:style-name="P6"/>
      <text:list text:style-name="WW8Num2" text:continue-numbering="true">
        <text:list-item>
          <text:p text:style-name="P14">El sistema debe permitir crear y unificar zonas y reasignar cobradores.</text:p>
        </text:list-item>
      </text:list>
      <text:p text:style-name="P15"/>
      <text:p text:style-name="P9"><text:span text:style-name="T1">Estimación Cliente</text:span><text:span text:style-name="T2">: Media</text:span></text:p>
      <text:p text:style-name="P15"/>
      <text:p text:style-name="P11"><text:span text:style-name="T1">Riesgo</text:span><text:span text:style-name="T2">: Bajo</text:span></text:p>
      <text:p text:style-name="P10"/>
      <text:p text:style-name="P11"><text:span text:style-name="T1">Story Points</text:span><text:span text:style-name="T2">: 1</text:span></text:p>
      <text:p text:style-name="P10"/>
      <text:p text:style-name="P10"/>
      <text:list text:style-name="WW8Num2" text:continue-numbering="true">
        <text:list-item>
          <text:p text:style-name="P7">El sistema debe ser capaz de liquidar los recibos con la cuota societaria que tendrá valores distintos para el grupo familiar, menores, cadetes y mayores. Los socios vitalicios no pagan cuota. La cuota es mensual y en el recibo debe estar claro año y mes de pago. </text:p>
        </text:list-item>
      </text:list>
      <text:p text:style-name="P11"><text:span text:style-name="T5">A los socios que deban un solo mes se les </text:span><text:span text:style-name="T4">enviará</text:span><text:span text:style-name="T5"> la cuota actual y la del mes adeudado. A los que deban más de una cuota no se les </text:span><text:span text:style-name="T4">enviará</text:span><text:span text:style-name="T5"> recibo a su casa</text:span></text:p>
      <text:p text:style-name="P12"/>
      <text:p text:style-name="P9"><text:span text:style-name="T4">Estimación Cliente</text:span><text:span text:style-name="T5">: Alta</text:span></text:p>
      <text:p text:style-name="P12"/>
      <text:p text:style-name="P11"><text:span text:style-name="T4">Riesgo</text:span><text:span text:style-name="T5">: Medio</text:span></text:p>
      <text:p text:style-name="P8"/>
      <text:p text:style-name="P11"><text:span text:style-name="T4">Story Points</text:span><text:span text:style-name="T5">: 1</text:span><text:span text:style-name="T2"> </text:span></text:p>
      <text:p text:style-name="P10"/>
      <text:list text:style-name="WW8Num2" text:continue-numbering="true">
        <text:list-item>
          <text:p text:style-name="P7">Los recibos deberán imprimirse ordenados por zonas.</text:p>
        </text:list-item>
      </text:list>
      <text:p text:style-name="P13"/>
      <text:p text:style-name="P9"><text:span text:style-name="T4">Estimación Cliente</text:span><text:span text:style-name="T5">: Alta</text:span></text:p>
      <text:p text:style-name="P12"/>
      <text:p text:style-name="P11"><text:span text:style-name="T4">Riesgo</text:span><text:span text:style-name="T5">: Alto</text:span></text:p>
      <text:p text:style-name="P8"/>
      <text:p text:style-name="P11"><text:span text:style-name="T4">Story Points</text:span><text:span text:style-name="T5">: 1</text:span></text:p>
      <text:p text:style-name="P10"/>
      <text:list text:style-name="WW8Num2" text:continue-numbering="true">
        <text:list-item>
          <text:p text:style-name="P14">La emisión de recibo debe acompañarse por un padrón por zona donde se detallen los recibos emitidos para esa zona para ese año y mes.</text:p>
        </text:list-item>
      </text:list>
      <text:p text:style-name="P15"/>
      <text:p text:style-name="P9"><text:span text:style-name="T1">Estimación Cliente</text:span><text:span text:style-name="T2">: Media</text:span></text:p>
      <text:p text:style-name="P15"/>
      <text:p text:style-name="P11"><text:span text:style-name="T1">Riesgo</text:span><text:span text:style-name="T2">: Medio</text:span></text:p>
      <text:p text:style-name="P10"/>
      <text:p text:style-name="P11"><text:span text:style-name="T1">Story Points</text:span><text:span text:style-name="T2">: 1</text:span></text:p>
      <text:p text:style-name="P10"/>
      <text:p text:style-name="P10"/>
      <text:list text:style-name="WW8Num2" text:continue-numbering="true">
        <text:list-item>
          <text:p text:style-name="P7">Cuando los cobradores entreguen los recibos y el dinero el sistema deberá registrar los recibos devueltos y acreditar el pago de los no devueltos. Además deberá controlar que el dinero entregado por el cobrador corresponda al total de recibos no devueltos.</text:p>
        </text:list-item>
      </text:list>
      <text:p text:style-name="P13"/>
      <text:p text:style-name="P9"><text:span text:style-name="T4">Estimación Cliente</text:span><text:span text:style-name="T5">: Alto</text:span></text:p>
      <text:p text:style-name="P12"/>
      <text:p text:style-name="P11"><text:span text:style-name="T4">Riesgo</text:span><text:span text:style-name="T5">: Bajo</text:span></text:p>
      <text:p text:style-name="P8"/>
      <text:p text:style-name="P11"><text:span text:style-name="T4">Story Points</text:span><text:span text:style-name="T5">: 3/4</text:span></text:p>
      <text:p text:style-name="P10"/>
      <text:p text:style-name="P10"/>
      <text:list text:style-name="WW8Num2" text:continue-numbering="true">
        <text:list-item>
          <text:p text:style-name="P16"><text:span text:style-name="T2"><text:s/></text:span><text:span text:style-name="T6">El sistema deberá prever la posibilidad de cargar manualmente los pagos en caso que el socio se presente con el recibo pagado y la cuota aparezca impaga en el estado de cuenta.</text:span></text:p>
        </text:list-item>
      </text:list>
      <text:p text:style-name="P17"/>
      <text:p text:style-name="P9"><text:span text:style-name="T7">Estimación Cliente</text:span><text:span text:style-name="T6">: Medio</text:span></text:p>
      <text:p text:style-name="P18"/>
      <text:p text:style-name="P11"><text:span text:style-name="T7">Riesgo</text:span><text:span text:style-name="T6">: Bajo</text:span></text:p>
      <text:p text:style-name="P19"/>
      <text:p text:style-name="P11"><text:span text:style-name="T7">Story Points</text:span><text:span text:style-name="T6">: ½</text:span></text:p>
      <text:p text:style-name="P5"/>
      <text:p text:style-name="P11"><text:span text:style-name="T2">En caso de que el recibo sea de la última liquidación, se puede cargar el pago desde la pantalla </text:span><text:span text:style-name="T8">Rendición de recibos</text:span><text:span text:style-name="T2">.</text:span></text:p>
      <text:p text:style-name="P10"/>
      <text:p text:style-name="P20">Alternativa manual: </text:p>
      <text:p text:style-name="P11"><text:span text:style-name="T2">Si ya se hizo la siguiente liquidación a la del recibo,</text:span><text:span text:style-name="T8"> </text:span><text:span text:style-name="T2">la secretaria tomará nota en una planilla de cálculo de las personas que se presenten en esta situación, el número de recibo y el mes - año correspondiente. Antes de la próxima liquidación y después de haber cargado la devolución del cobrador, un técnico deberá modificar la base de datos. (Marca como pagado el recibo)</text:span></text:p>
      <text:p text:style-name="P5"/>
      <text:p text:style-name="P10"/>
      <text:list text:style-name="WW8Num2" text:continue-numbering="true">
        <text:list-item>
          <text:p text:style-name="P21">El sistema deberá permitir obtener un estado de cuenta del cliente y liquidarle los recibos impagos (al precio del mes en curso).</text:p>
        </text:list-item>
      </text:list>
      <text:p text:style-name="P19">Los socios podrán pagar en el club aún cuando se hayan llevado los recibos los cobradores.</text:p>
      <text:p text:style-name="P22"/>
      <text:p text:style-name="P9"><text:span text:style-name="T7">Estimación Cliente</text:span><text:span text:style-name="T6">: Alta</text:span></text:p>
      <text:p text:style-name="P18"/>
      <text:p text:style-name="P11"><text:span text:style-name="T7">Riesgo</text:span><text:span text:style-name="T6">: Medio</text:span></text:p>
      <text:p text:style-name="P19"/>
      <text:p text:style-name="P11"><text:span text:style-name="T7">Story Points</text:span><text:span text:style-name="T6">: 1,5</text:span></text:p>
      <text:p text:style-name="P10"/>
      <text:p text:style-name="P20">Alternativa manual:</text:p>
      <text:p text:style-name="P10">Para saber cuántos meses debe un socio, la secretaria revisa los registros manuales, realiza un recibo manual por el monto que el socio desee pagar y registra el socio y los meses-años que paga en una planilla de cálculo. Antes de que se realice la liquidación siguiente y después de haber cargado la devolución del cobrador, un técnico registrará los meses pagados en la base de datos. (Para cada mes pagado, crea un recibo caja, que no pertenece a ninguna liquidación)</text:p>
      <text:p text:style-name="P10"/>
      <text:list text:style-name="WW8Num2" text:continue-numbering="true">
        <text:list-item>
          <text:p text:style-name="P14"><text:s/>Diariamente el sistema deberá listar los movimientos en la caja para los pagos hechos en el club. Este listado podrá repetirse en forma detallada o resumen (total diario) para un período arbitrario ingresado por el usuario.</text:p>
        </text:list-item>
      </text:list>
      <text:p text:style-name="P5"/>
      <text:p text:style-name="P9"><text:span text:style-name="T1">Estimación Cliente</text:span><text:span text:style-name="T2">: Baja</text:span></text:p>
      <text:p text:style-name="P15"/>
      <text:p text:style-name="P11"><text:span text:style-name="T1">Riesgo</text:span><text:span text:style-name="T2">: Medio</text:span></text:p>
      <text:p text:style-name="P10"/>
      <text:p text:style-name="P11"><text:span text:style-name="T1">Story Points</text:span><text:span text:style-name="T2">: 1</text:span></text:p>
      <text:p text:style-name="P10"/>
      <text:list text:style-name="WW8Num2" text:continue-numbering="true">
        <text:list-item>
          <text:p text:style-name="P14"><text:s/>El sistema deberá permitir consultar los datos y el estado del cliente. Un cliente moroso (debe más de una cuota) no tendrá permitido utilizar las instalaciones societarias.</text:p>
        </text:list-item>
      </text:list>
      <text:p text:style-name="P6"/>
      <text:p text:style-name="P9"><text:span text:style-name="T1">Estimación Cliente</text:span><text:span text:style-name="T2">: Bajo</text:span></text:p>
      <text:p text:style-name="P15"/>
      <text:p text:style-name="P11"><text:span text:style-name="T1">Riesgo</text:span><text:span text:style-name="T2">: Bajo</text:span></text:p>
      <text:p text:style-name="P10"/>
      <text:p text:style-name="P11"><text:span text:style-name="T1">Story Points</text:span><text:span text:style-name="T2">: 1/2</text:span></text:p>
      <text:p text:style-name="P10"/>
      <text:list text:style-name="WW8Num2" text:continue-numbering="true">
        <text:list-item>
          <text:p text:style-name="P21">En caso de doble pago (el socio abonó en su casa y en el club el mismo mes) el sistema deberá acreditarle el mes próximo siguiente y no enviarle ese recibo a su casa.</text:p>
        </text:list-item>
      </text:list>
      <text:p text:style-name="P23"/>
      <text:p text:style-name="P9"><text:span text:style-name="T7">Estimación Cliente</text:span><text:span text:style-name="T6">: Medio</text:span></text:p>
      <text:p text:style-name="P18"/>
      <text:p text:style-name="P11"><text:span text:style-name="T7">Riesgo</text:span><text:span text:style-name="T6">: Bajo</text:span></text:p>
      <text:p text:style-name="P19"/>
      <text:p text:style-name="P11"><text:span text:style-name="T7">Story Points</text:span><text:span text:style-name="T6">: 1</text:span></text:p>
      <text:p text:style-name="P10"/>
      <text:p text:style-name="P20">Alternativa manual:</text:p>
      <text:p text:style-name="P10">Se realiza una constancia de pago por el mes siguiente. El socio podrá pasar a retirarlo cuando desee por las instalaciones del club.</text:p>
      <text:p text:style-name="P10">Un técnico deberá crear un recibo caja en la base de datos para el mes siguiente, y cuando se haga la siguiente liquidación, se deberá marcar como devuelto, y no enviarse ese recibo.</text:p>
      <text:p text:style-name="P10">Para esto, la secretaria deberá tomar nota de los socios en esta situación. <text:s/></text:p>
      <text:p text:style-name="P10"/>
      <text:p text:style-name="P10"/>
      <text:list text:style-name="WW8Num2" text:continue-numbering="true">
        <text:list-item>
          <text:p text:style-name="P14">El sistema deberá permitir listar por impresora los socios morosos ordenados alfabéticamente.</text:p>
        </text:list-item>
      </text:list>
      <text:p text:style-name="P6"/>
      <text:p text:style-name="P9"><text:span text:style-name="T1">Estimación Cliente</text:span><text:span text:style-name="T2">: Bajo</text:span></text:p>
      <text:p text:style-name="P15"/>
      <text:p text:style-name="P11"><text:span text:style-name="T1">Riesgo</text:span><text:span text:style-name="T2">: Medio</text:span></text:p>
      <text:p text:style-name="P10"/>
      <text:p text:style-name="P11"><text:span text:style-name="T1">Story Points</text:span><text:span text:style-name="T2">: 1</text:span></text:p>
      <text:p text:style-name="P10"/>
      <text:p text:style-name="P10"/>
      <text:list text:style-name="WW8Num2" text:continue-numbering="true">
        <text:list-item>
          <text:p text:style-name="P14">Los socios que deban más de 12 cuotas serán dados de baja y se les solicitará reinscribirse en el club en caso de querer utilizar las instalaciones nuevamente.</text:p>
        </text:list-item>
      </text:list>
      <text:p text:style-name="P5"/>
      <text:p text:style-name="P9"><text:span text:style-name="T1">Estimación Cliente</text:span><text:span text:style-name="T2">: Baja</text:span></text:p>
      <text:p text:style-name="P15"/>
      <text:p text:style-name="P11"><text:span text:style-name="T1">Riesgo</text:span><text:span text:style-name="T2">: Bajo</text:span></text:p>
      <text:p text:style-name="P10"/>
      <text:p text:style-name="P11"><text:span text:style-name="T1">Story Points</text:span><text:span text:style-name="T2">: 1/2</text:span></text:p>
      <text:p text:style-name="P10"/>
      <text:list text:style-name="WW8Num2" text:continue-numbering="true">
        <text:list-item>
          <text:p text:style-name="P14"><text:s/>El sistema deberá permitir imprimir el carné de socio.</text:p>
        </text:list-item>
      </text:list>
      <text:p text:style-name="P6"/>
      <text:p text:style-name="P9"><text:span text:style-name="T1">Estimación Cliente</text:span><text:span text:style-name="T2">: Baja</text:span></text:p>
      <text:p text:style-name="P15"/>
      <text:p text:style-name="P11"><text:span text:style-name="T1">Riesgo</text:span><text:span text:style-name="T2">: Alto</text:span></text:p>
      <text:p text:style-name="P10"/>
      <text:p text:style-name="P11"><text:span text:style-name="T1">Story Points</text:span><text:span text:style-name="T2">: 2</text:span></text:p>
      <text:p text:style-name="P24">Historias seleccionadas para la primera iteración</text:p>
      <text:p text:style-name="P25"/>
      <text:list text:style-name="WW8Num3">
        <text:list-item>
          <text:p text:style-name="P26">Historia 1 ( 2 SP )</text:p>
        </text:list-item>
        <text:list-item>
          <text:p text:style-name="P26">Historia 2 ( 0,25 SP )</text:p>
        </text:list-item>
        <text:list-item>
          <text:p text:style-name="P26">Historia 3 ( 1,5 SP )</text:p>
        </text:list-item>
        <text:list-item>
          <text:p text:style-name="P26">Historia 6 ( 1 SP )</text:p>
        </text:list-item>
        <text:list-item>
          <text:p text:style-name="P26">Historia 7 ( 1 SP )</text:p>
        </text:list-item>
        <text:list-item>
          <text:p text:style-name="P26">Historia 9 ( 0,75 SP )</text:p>
        </text:list-item>
      </text:list>
      <text:p text:style-name="P27"/>
      <text:p text:style-name="P28">Total: 6,5 SP</text:p>
      <text:p text:style-name="P28">Tiempo Estimado para el grupo: 3 semanas</text:p>
      <text:p text:style-name="P29"/>
      <text:p text:style-name="P29">Seleccionamos las historias que le brindan al sistema la funcionalidad más importante o indispensable, para que se pueda poner en producción, de acuerdo a la estimación del cliente, a nuestra estimación del riesgo y de los Story Points.</text:p>
      <text:p text:style-name="P29">Consideramos que el ABM de clientes, grupos familiares, liquidación, rendición e impresión de recibos, son indispensables para un club que recién inicia, ya que no hay socios previamente cargados.</text:p>
      <text:p text:style-name="P29"/>
      <text:p text:style-name="P25">Tareas</text:p>
      <text:p text:style-name="P29"/>
      <text:list text:style-name="WW8Num1">
        <text:list-item>
          <text:p text:style-name="P30">Instalación y configuración del entorno de desarrollo y plugins. (30 min)</text:p>
        </text:list-item>
        <text:list-item>
          <text:p text:style-name="P30">Instalar el motor de base de datos y los programas para su administración. (1 hora)</text:p>
        </text:list-item>
        <text:list-item>
          <text:p text:style-name="P30">Definir la base de datos para esta versión y datos iniciales. (1:30 hs)</text:p>
        </text:list-item>
        <text:list-item>
          <text:p text:style-name="P30">Crear la/s interfaz/ces para el ABM de socios. (9 hs)</text:p>
        </text:list-item>
        <text:list-item>
          <text:p text:style-name="P30">Realizar validaciones para el ABM de socios. (4:30 hs)</text:p>
        </text:list-item>
        <text:list-item>
          <text:p text:style-name="P30">ABM de socios. (4:30 hs)</text:p>
        </text:list-item>
        <text:list-item>
          <text:p text:style-name="P30">Crear la interfaz/ces para el AMB de grupos familiares. (6 hs)</text:p>
        </text:list-item>
        <text:list-item>
          <text:p text:style-name="P30">Realizar validaciones para el ABM de grupos familiares. (2:30 hs)</text:p>
        </text:list-item>
        <text:list-item>
          <text:p text:style-name="P30">ABM de grupos familiares. (6:30 hs)</text:p>
        </text:list-item>
        <text:list-item>
          <text:p text:style-name="P30">Hacer la liquidación. (8 hs)</text:p>
        </text:list-item>
        <text:list-item>
          <text:p text:style-name="P30">Definir el formato del recibo (30 min)</text:p>
        </text:list-item>
        <text:list-item>
          <text:p text:style-name="P30">Permitir la impresión de los recibos ordenados por zona. (6:30 hs)</text:p>
        </text:list-item>
        <text:list-item>
          <text:p text:style-name="P30">Crear interfaz de registro de recibos devueltos y no devueltos. (3 hs)</text:p>
        </text:list-item>
        <text:list-item>
          <text:p text:style-name="P30">Acreditar el pago de los recibos no devueltos y verificar que el total de recibos no devueltos corresponda al dinero entregado por un cobrador para una zona dada. (3:30 hs)</text:p>
        </text:list-item>
      </text:list>
      <text:p text:style-name="P29"/>
      <text:p text:style-name="P29">Seleccionamos las tareas de forma que puedan ser realizadas por una pareja, en uno o dos días de trabajo. Además, buscamos poder avanzar en paralelo sobre la misma historia, por ejemplo, trabajando en las interfaces y en la lógica al mismo tiempo, dos parejas. </text:p>
      <text:p text:style-name="P31"/>
      <text:p text:style-name="P6"/>
      <text:p text:style-name="P32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Bitstream Vera Sans" fo:font-size="12pt" fo:language="es" fo:country="AR" style:font-name-asian="Bitstream Vera Sans2" style:font-size-asian="12pt" style:language-asian="es" style:country-asian="ES" style:font-name-complex="Bitstream Vera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A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T1" style:family="text" style:parent-style-name="Page_20_Number">
      <style:text-properties style:font-name="Arial" fo:font-size="10pt" style:font-size-asian="10pt" style:font-name-complex="Arial" style:font-size-complex="10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49cm" fo:margin-bottom="2.27cm" fo:margin-left="3cm" fo:margin-right="3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229cm" fo:margin-top="0.131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P1"><draw:frame draw:style-name="fr1" draw:name="Marco1" text:anchor-type="paragraph" svg:y="0.002cm" fo:min-width="0cm" draw:z-index="4"><draw:text-box fo:min-height="0.37cm"><text:p text:style-name="Footer"><text:span text:style-name="T1"><text:page-number text:select-page="current">5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History Point: 1 programador ideal por semana, trabajando 10 hs</dc:title>
    <meta:initial-creator>Gonzalo</meta:initial-creator>
    <meta:creation-date>2006-11-06T13:33:00</meta:creation-date>
    <dc:creator>pcuser</dc:creator>
    <dc:date>2006-11-27T14:54:00</dc:date>
    <dc:language>es-AR</dc:language>
    <meta:editing-cycles>32</meta:editing-cycles>
    <meta:editing-duration>PT2H0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12" meta:word-count="1283" meta:character-count="7550"/>
  </office:meta>
</office:document-meta>
</file>